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i>F</mi>
              <mo stretchy="false">=</mo>
              <mi mathvariant="italic">ma</mi>
            </mrow>
            <mspace width="4em"/>
            <mrow>
              <mn>10</mn>
              <mo stretchy="false">=</mo>
              <mrow>
                <mn>1</mn>
                <mo stretchy="false">×</mo>
                <mi>a</mi>
              </mrow>
            </mrow>
            <mrow>
              <mspace width="4em"/>
              <mo stretchy="false">→</mo>
              <mspace width="4em"/>
            </mrow>
            <mrow>
              <msub>
                <mi>a</mi>
                <mn>0</mn>
              </msub>
              <mo stretchy="false">≡</mo>
              <mn>10</mn>
            </mrow>
          </mrow>
        </mtd>
      </mtr>
      <mtr>
        <mtd>
          <mrow>
            <mrow>
              <msub>
                <mi>v</mi>
                <mn>0</mn>
              </msub>
              <mo stretchy="false">=</mo>
              <mrow>
                <msub>
                  <mi>a</mi>
                  <mn>0</mn>
                </msub>
                <mo stretchy="false">×</mo>
                <mi>t</mi>
              </mrow>
            </mrow>
            <mspace width="4em"/>
            <mrow>
              <msub>
                <mi>v</mi>
                <mn>0</mn>
              </msub>
              <mo stretchy="false">=</mo>
              <mrow>
                <mn>10</mn>
                <mo stretchy="false">×</mo>
                <mn>0.02</mn>
              </mrow>
            </mrow>
            <mrow>
              <mspace width="4em"/>
              <mo stretchy="false">→</mo>
              <mspace width="4em"/>
            </mrow>
            <mrow>
              <msub>
                <mi>v</mi>
                <mn>0</mn>
              </msub>
              <mo stretchy="false">≡</mo>
              <mn>0.2</mn>
            </mrow>
          </mrow>
        </mtd>
      </mtr>
      <mtr>
        <mtd>
          <mrow>
            <mrow>
              <mi>s</mi>
              <mo stretchy="false">=</mo>
              <mrow>
                <msub>
                  <mi>v</mi>
                  <mn>0</mn>
                </msub>
                <mo stretchy="false">×</mo>
                <mi>t</mi>
              </mrow>
            </mrow>
            <mrow>
              <mspace width="4em"/>
              <mo stretchy="false">≡</mo>
              <mspace width="4em"/>
            </mrow>
            <mrow>
              <mn>1</mn>
              <mo stretchy="false">=</mo>
              <mrow>
                <mn>0.2</mn>
                <mo stretchy="false">×</mo>
                <mi>t</mi>
              </mrow>
            </mrow>
            <mrow>
              <mspace width="4em"/>
              <mo stretchy="false">→</mo>
              <mspace width="4em"/>
            </mrow>
            <mrow>
              <mi>t</mi>
              <mo stretchy="false">≡</mo>
              <mn>5</mn>
            </mrow>
          </mrow>
        </mtd>
      </mtr>
    </mtable>
    <annotation encoding="StarMath 5.0">F=ma ~~ 10=1 times a ~~ toward ~~ a sub {0} equiv 10 newline
v sub {0} = a sub { 0} times t ~~ v sub { 0 } = 10 times 0.02 ~~ toward ~~ v sub { 0 } equiv 0.2 newline
s = v sub { 0 } times t ~~ equiv ~~ 1 = 0.2 times t ~~ toward ~~ t equiv 5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0T01:16:04.343000000</meta:creation-date>
    <dc:date>2020-09-20T01:22:38.392000000</dc:date>
    <meta:editing-duration>PT6M34S</meta:editing-duration>
    <meta:editing-cycles>1</meta:editing-cycles>
    <meta:generator>LibreOffice/6.4.1.2$Windows_X86_64 LibreOffice_project/4d224e95b98b138af42a64d84056446d09082932</meta:generator>
  </office:meta>
</office:document-meta>
</file>